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4f211" officeooo:paragraph-rsid="0004f211"/>
    </style:style>
    <style:style style:name="P2" style:family="paragraph" style:parent-style-name="Standard">
      <style:text-properties officeooo:rsid="00075453" officeooo:paragraph-rsid="00075453"/>
    </style:style>
    <style:style style:name="P3" style:family="paragraph" style:parent-style-name="Standard">
      <style:text-properties officeooo:paragraph-rsid="00075453"/>
    </style:style>
    <style:style style:name="P4" style:family="paragraph" style:parent-style-name="Standard">
      <style:text-properties officeooo:rsid="000a14c9" officeooo:paragraph-rsid="000a14c9"/>
    </style:style>
    <style:style style:name="P5" style:family="paragraph" style:parent-style-name="Standard">
      <style:text-properties officeooo:rsid="000a8984" officeooo:paragraph-rsid="000a8984"/>
    </style:style>
    <style:style style:name="P6" style:family="paragraph" style:parent-style-name="Standard">
      <style:text-properties officeooo:rsid="000bd615" officeooo:paragraph-rsid="000bd615"/>
    </style:style>
    <style:style style:name="P7" style:family="paragraph" style:parent-style-name="Standard">
      <style:text-properties officeooo:rsid="000c5c7a" officeooo:paragraph-rsid="000c5c7a"/>
    </style:style>
    <style:style style:name="P8" style:family="paragraph" style:parent-style-name="Standard">
      <style:text-properties officeooo:rsid="000dc7ca" officeooo:paragraph-rsid="000dc7ca"/>
    </style:style>
    <style:style style:name="P9" style:family="paragraph" style:parent-style-name="Standard">
      <style:text-properties officeooo:rsid="00109e96" officeooo:paragraph-rsid="00131341"/>
    </style:style>
    <style:style style:name="P10" style:family="paragraph" style:parent-style-name="Standard">
      <style:text-properties officeooo:rsid="00131341" officeooo:paragraph-rsid="00131341"/>
    </style:style>
    <style:style style:name="P11" style:family="paragraph" style:parent-style-name="Standard">
      <style:text-properties officeooo:rsid="00109e96" officeooo:paragraph-rsid="00109e96"/>
    </style:style>
    <style:style style:name="P12" style:family="paragraph" style:parent-style-name="Standard">
      <style:text-properties officeooo:rsid="001161e7" officeooo:paragraph-rsid="001161e7"/>
    </style:style>
    <style:style style:name="P13" style:family="paragraph" style:parent-style-name="Standard">
      <style:text-properties officeooo:rsid="00135ae3" officeooo:paragraph-rsid="00135ae3"/>
    </style:style>
    <style:style style:name="P14" style:family="paragraph" style:parent-style-name="Standard">
      <style:text-properties officeooo:rsid="0014a341" officeooo:paragraph-rsid="0014a341"/>
    </style:style>
    <style:style style:name="P15" style:family="paragraph" style:parent-style-name="Standard">
      <style:text-properties officeooo:rsid="00154ab8" officeooo:paragraph-rsid="00154ab8"/>
    </style:style>
    <style:style style:name="T1" style:family="text">
      <style:text-properties officeooo:rsid="000895a4"/>
    </style:style>
    <style:style style:name="T2" style:family="text">
      <style:text-properties officeooo:rsid="000a8984"/>
    </style:style>
    <style:style style:name="T3" style:family="text">
      <style:text-properties officeooo:rsid="00131341"/>
    </style:style>
    <style:style style:name="T4" style:family="text">
      <style:text-properties officeooo:rsid="00109e96"/>
    </style:style>
    <style:style style:name="T5" style:family="text">
      <style:text-properties officeooo:rsid="00133073"/>
    </style:style>
    <style:style style:name="T6" style:family="text">
      <style:text-properties officeooo:rsid="0014babb"/>
    </style:style>
    <style:style style:name="T7" style:family="text">
      <style:text-properties officeooo:rsid="0014a3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pt</text:p>
      <text:p text:style-name="Standard"/>
      <text:p text:style-name="Standard">Stage 1 of the V-Model: User Requirements / Concept of Operations (ConOps). Stage 1 focuses on capturing what the user wants the system to do — the "voice of the customer." <text:s/></text:p>
      <text:p text:style-name="Standard">It defines high-level goals, operational needs, and desired capabilities of the system.</text:p>
      <text:p text:style-name="Standard"/>
      <text:h text:style-name="Heading_20_1" text:outline-level="1">Concept of Operations (ConOps)</text:h>
      <text:p text:style-name="Standard">Describes how the system will be used in its real-world environment. <text:s/></text:p>
      <text:p text:style-name="Standard">Covers operational scenarios, stakeholders, and constraints (budget, timeline, regulatory, environmental).</text:p>
      <text:p text:style-name="Standard"/>
      <text:h text:style-name="Heading_20_2" text:outline-level="2">Stakeholders</text:h>
      <text:p text:style-name="P2">God</text:p>
      <text:p text:style-name="P2">Urdu speaking Christians</text:p>
      <text:p text:style-name="P2">Urdu speaking non-Christians</text:p>
      <text:p text:style-name="P2">Me</text:p>
      <text:p text:style-name="P2">Sameer</text:p>
      <text:p text:style-name="P2">Charles Spurgeon</text:p>
      <text:p text:style-name="P2">The Church</text:p>
      <text:p text:style-name="P2">Chapel Library (SpurgeonGems)</text:p>
      <text:p text:style-name="P2">Website hosting provider</text:p>
      <text:p text:style-name="P2">Regulators (Indian and Pakistani governments – <text:span text:style-name="T1">So h</text:span>ost outside of these countries)</text:p>
      <text:p text:style-name="P3"/>
      <text:h text:style-name="Heading_20_2" text:outline-level="2">User Requirements Specification (URS)</text:h>
      <text:p text:style-name="Standard">Documents the system's high-level requirements in clear, user-focused terms. <text:s/></text:p>
      <text:p text:style-name="Standard">Avoids technical detail and instead captures what the user expects the system to achieve.</text:p>
      <text:p text:style-name="Standard"/>
      <text:p text:style-name="P4">Search feature for users to find sermons of interest (based on name of sermon, passage it is on, sermon number corresponding to SpurgeonGems numbering, and date preached, <text:span text:style-name="T2">and ideally subject</text:span>).</text:p>
      <text:p text:style-name="P4">Feature for listening to the audio on the website (so without downloading)</text:p>
      <text:p text:style-name="P4">Feature to download the audio</text:p>
      <text:p text:style-name="P4">Feature to download the PDFS of the sermons</text:p>
      <text:p text:style-name="P4">Feature to be able to report errors</text:p>
      <text:p text:style-name="P5">Website works both on mobile and PC</text:p>
      <text:p text:style-name="P5">Website works for all major web browsers</text:p>
      <text:p text:style-name="P5">Website accessible in Pakistan and India as well as UK and other countries where Urdu speakers are located</text:p>
      <text:p text:style-name="P5">Website written in Urdu as well as the sermons being written in Urdu, for the sake of the Urdu speakers actually being able to navigate the website</text:p>
      <text:p text:style-name="P6">All Urdu content must be reviewed and approved by at least one native Urdu-speaking editor </text:p>
      <text:p text:style-name="P6">Website navigation must be simple and intuitive, especially for non-technical users. </text:p>
      <text:p text:style-name="P7">Website has a search filter by book, theme, etc, not just text based.</text:p>
      <text:p text:style-name="P7">Pages should load within X seconds on typical 3G/4G connections </text:p>
      <text:p text:style-name="P7">Audio player should support buffering for slow connections</text:p>
      <text:p text:style-name="P7"><text:soft-page-break/>Support users sharing sermosn via WhatsApp, Instagram, etc. Big in Southern Asia apparently.</text:p>
      <text:p text:style-name="P7">Website built to handle growth in numbers of concurrent users and numbers of sermons being hosted.</text:p>
      <text:p text:style-name="P8">Data privacy compliance if recording errors and accepting feedback.</text:p>
      <text:p text:style-name="P9">The website should be easy for <text:span text:style-name="T3">new visitors</text:span> to find a sermon without needing to search. The website should have gospel focused sermons on the homepage before any searching is don<text:span text:style-name="T3">e.</text:span></text:p>
      <text:p text:style-name="P10">Muslims may visit the website. <text:span text:style-name="T4">The focus of the website is not to provide content for Muslims specifically but just to host the translated sermons of Charles Spurgeon. Therefore the website can point the Muslim speaker to a more suitable website with a link.</text:span></text:p>
      <text:p text:style-name="P10">There should be an option for users to be able to give to the ministry.</text:p>
      <text:p text:style-name="P9">The sermon’s audio should be compressed to a suitable level that supports good, clear listenability whilst not taking up excessive bandwidth to download.</text:p>
      <text:p text:style-name="P10">There should be a feature that users can use to report bugs with the website.</text:p>
      <text:p text:style-name="P10">There should be a feature where users can report mistakes made in translating Charles Spurgeon’s sermons from English to Urdu.</text:p>
      <text:p text:style-name="P10">The website should support screen readers for the visually impaired.</text:p>
      <text:p text:style-name="P10">The website should support text scaling for the visually impaired.</text:p>
      <text:p text:style-name="P10">The website should work well on old, low RAM, low processing smartphones.</text:p>
      <text:p text:style-name="P10"/>
      <text:p text:style-name="P6"/>
      <text:p text:style-name="P4"/>
      <text:p text:style-name="Standard"/>
      <text:h text:style-name="Heading_20_2" text:outline-level="2">Operational Scenarios</text:h>
      <text:p text:style-name="Standard">Outlines typical and edge-case situations in which the system will operate. <text:s/></text:p>
      <text:p text:style-name="Standard">Helps ensure requirements are realistic and cover intended use cases.</text:p>
      <text:p text:style-name="Standard"/>
      <text:p text:style-name="P11">An Urdu speaker is looking for Christian sermons online and comes across the website. They are just looking for a Christian sermon, they are not particularly looking for a specific topic.</text:p>
      <text:p text:style-name="P11"/>
      <text:p text:style-name="P11">A Muslim Urdu speaker comes across the website. They are interested in things specific to their context of being from Islam.</text:p>
      <text:p text:style-name="P11"/>
      <text:p text:style-name="P11">A Christian wishes to share a sermon with their friend.</text:p>
      <text:p text:style-name="P11"/>
      <text:p text:style-name="P11">A Christian wants to help financially support the ministry.</text:p>
      <text:p text:style-name="P11"/>
      <text:p text:style-name="P11">A person who’s received a sermon link from a Christian via WhatsApp, Facebook or just been copied and pasted and sent some other means <text:span text:style-name="T3">wants to</text:span> be able to easily open that and find the sermon ready to listen to without downloading.</text:p>
      <text:p text:style-name="P11"/>
      <text:p text:style-name="P11">A person with a poor internet connection wants to listen to a sermon. </text:p>
      <text:p text:style-name="P11"/>
      <text:p text:style-name="P11">A person finds a bug with the website and wants to report it.</text:p>
      <text:p text:style-name="P11"/>
      <text:p text:style-name="P11">A person finds a mistake with the translation of Charles Spurgeon’s sermons into Urdu from English.</text:p>
      <text:p text:style-name="P11"/>
      <text:p text:style-name="P12">A person wants to find a sermon based on a particular theme, passage, sermon series, date preached, title of sermon, or sermon number based on SpurgeonGems’s sermon numbering. </text:p>
      <text:p text:style-name="P12"/>
      <text:p text:style-name="P12">A visually impaired Urdu speaker wants to access sermons.</text:p>
      <text:p text:style-name="Standard"><text:soft-page-break/></text:p>
      <text:p text:style-name="Standard">A user with an older smartphone (low RAM, small screen) wants to use the site without issues. </text:p>
      <text:p text:style-name="Standard"/>
      <text:p text:style-name="Standard">A user with intermittent internet wants to download sermons for later listening offline. </text:p>
      <text:p text:style-name="Standard"/>
      <text:p text:style-name="Standard"/>
      <text:p text:style-name="Standard"/>
      <text:h text:style-name="Heading_20_2" text:outline-level="2">Constraints and Assumptions</text:h>
      <text:p text:style-name="Standard">Defines limitations such as cost, schedule, regulatory requirements, or technical feasibility. <text:s/></text:p>
      <text:p text:style-name="Standard">Also captures assumptions made about the operating environment or user behavio<text:span text:style-name="T5">u</text:span>r.</text:p>
      <text:p text:style-name="Standard"/>
      <text:p text:style-name="P13">Aim to be completed in 120 hours of work.</text:p>
      <text:p text:style-name="P13"/>
      <text:p text:style-name="P13">Max cost per month is £100.</text:p>
      <text:p text:style-name="P13"/>
      <text:p text:style-name="P13">Host the website in the West. Ideally in the USA.</text:p>
      <text:p text:style-name="Standard"/>
      <text:h text:style-name="Heading_20_1" text:outline-level="1">Requirements Traceability Matrix (RTM)</text:h>
      <text:p text:style-name="Standard">Provides a structured way to map user requirements to later design and test activities. <text:s/></text:p>
      <text:p text:style-name="Standard">Ensures no user need is lost as the system progresses through development.</text:p>
      <text:p text:style-name="Standard"/>
      <text:p text:style-name="P14">Please see the file “<text:span text:style-name="T6">R</text:span>equirements traceability matrix.<text:span text:style-name="T6">ods</text:span>”</text:p>
      <text:h text:style-name="Heading_20_1" text:outline-level="1">Corresponding Validation</text:h>
      <text:p text:style-name="Standard">On the right side of the V-Model, Stage 1 maps to **System Validation**. <text:s/></text:p>
      <text:p text:style-name="Standard">This confirms the final system meets the **user’s needs** in real-world operation.</text:p>
      <text:p text:style-name="Standard"/>
      <text:p text:style-name="P15">Please see the file <text:span text:style-name="T7">“</text:span><text:span text:style-name="T6">R</text:span><text:span text:style-name="T7">equirements traceability matrix.</text:span><text:span text:style-name="T6">ods</text:span><text:span text:style-name="T7">”</text:spa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10:43:55.459164300</meta:creation-date>
    <dc:date>2025-08-21T15:29:05.754151300</dc:date>
    <meta:editing-duration>PT2H8M36S</meta:editing-duration>
    <meta:editing-cycles>18</meta:editing-cycles>
    <meta:generator>LibreOffice/25.2.5.2$Windows_X86_64 LibreOffice_project/03d19516eb2e1dd5d4ccd751a0d6f35f35e08022</meta:generator>
    <meta:document-statistic meta:table-count="0" meta:image-count="0" meta:object-count="0" meta:page-count="3" meta:paragraph-count="75" meta:word-count="888" meta:character-count="5598" meta:non-whitespace-character-count="4762"/>
  </office:meta>
</office:document-meta>
</file>